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403" officeooo:paragraph-rsid="00165403"/>
    </style:style>
    <style:style style:name="P2" style:family="paragraph" style:parent-style-name="Standard">
      <style:text-properties officeooo:rsid="00165403" officeooo:paragraph-rsid="00165403"/>
    </style:style>
    <style:style style:name="P3" style:family="paragraph" style:parent-style-name="Standard">
      <style:text-properties officeooo:rsid="00165827" officeooo:paragraph-rsid="00165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1 setup</text:p>
      <text:p text:style-name="P3">Pc2 setup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35:41.335705453</meta:creation-date>
    <dc:date>2023-09-10T12:03:41.289933787</dc:date>
    <meta:editing-duration>PT48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2" meta:word-count="4" meta:character-count="18" meta:non-whitespace-character-count="16"/>
  </office:meta>
</office:document-meta>
</file>